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45.83mm"/>
    </style:style>
    <style:style style:name="co8" style:family="table-column">
      <style:table-column-properties fo:break-before="auto" style:column-width="40.38mm"/>
    </style:style>
    <style:style style:name="co9" style:family="table-column">
      <style:table-column-properties fo:break-before="auto" style:column-width="34.94mm"/>
    </style:style>
    <style:style style:name="co10" style:family="table-column">
      <style:table-column-properties fo:break-before="auto" style:column-width="39.5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2" table:visibility="collapse" table:number-columns-repeated="4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sample_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run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Roller_speed</text:p>
          </table:table-cell>
          <table:table-cell table:style-name="ce1" office:value-type="string" calcext:value-type="string">
            <text:p>Roller_speed_cmps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Bubbles_per_sample</text:p>
          </table:table-cell>
          <table:table-cell table:style-name="ce1" office:value-type="string" calcext:value-type="string">
            <text:p>Sample_length_m</text:p>
          </table:table-cell>
          <table:table-cell table:style-name="ce1" office:value-type="string" calcext:value-type="string">
            <text:p>Bubbles_per_m</text:p>
          </table:table-cell>
          <table:table-cell table:style-name="ce1" office:value-type="string" calcext:value-type="string">
            <text:p>SS_diameter_mm</text:p>
          </table:table-cell>
          <table:table-cell table:style-name="ce1" office:value-type="string" calcext:value-type="string">
            <text:p>D_offset</text:p>
          </table:table-cell>
          <table:table-cell table:style-name="ce1" office:value-type="string" calcext:value-type="string">
            <text:p>Ave_D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Tolerance</text:p>
          </table:table-cell>
          <table:table-cell table:style-name="ce1" table:number-columns-repeated="1000"/>
        </table:table-row>
        <table:table-row table:style-name="ro2">
          <table:table-cell table:formula="of:=COM.MICROSOFT.CONCAT([.D2];&quot;-&quot;;[.E2];&quot;-&quot;;[.F2])" office:value-type="string" office:string-value="8-20-3330" calcext:value-type="string">
            <text:p>8-20-333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30" calcext:value-type="float">
            <text:p>333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3];&quot;-&quot;;[.E3];&quot;-&quot;;[.F3])" office:value-type="string" office:string-value="9-27-3800" calcext:value-type="string">
            <text:p>9-27-38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4];&quot;-&quot;;[.E4];&quot;-&quot;;[.F4])" office:value-type="string" office:string-value="10-20-3360" calcext:value-type="string">
            <text:p>10-20-336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5];&quot;-&quot;;[.E5];&quot;-&quot;;[.F5])" office:value-type="string" office:string-value="11-22-3360" calcext:value-type="string">
            <text:p>11-22-336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6];&quot;-&quot;;[.E6];&quot;-&quot;;[.F6])" office:value-type="string" office:string-value="12-31-4600" calcext:value-type="string">
            <text:p>12-31-46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7];&quot;-&quot;;[.E7];&quot;-&quot;;[.F7])" office:value-type="string" office:string-value="13-29-4200" calcext:value-type="string">
            <text:p>13-29-42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8];&quot;-&quot;;[.E8];&quot;-&quot;;[.F8])" office:value-type="string" office:string-value="14-29-4600" calcext:value-type="string">
            <text:p>14-29-46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9];&quot;-&quot;;[.E9];&quot;-&quot;;[.F9])" office:value-type="string" office:string-value="15-31-3800" calcext:value-type="string">
            <text:p>15-31-38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0];&quot;-&quot;;[.E10];&quot;-&quot;;[.F10])" office:value-type="string" office:string-value="16-27-4200" calcext:value-type="string">
            <text:p>16-27-42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1];&quot;-&quot;;[.E11];&quot;-&quot;;[.F11])" office:value-type="string" office:string-value="17-24-3000" calcext:value-type="string">
            <text:p>17-24-30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2];&quot;-&quot;;[.E12];&quot;-&quot;;[.F12])" office:value-type="string" office:string-value="18-20-3000" calcext:value-type="string">
            <text:p>18-20-30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3];&quot;-&quot;;[.E13];&quot;-&quot;;[.F13])" office:value-type="string" office:string-value="19-24-3330" calcext:value-type="string">
            <text:p>19-24-333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30" calcext:value-type="float">
            <text:p>333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4];&quot;-&quot;;[.E14];&quot;-&quot;;[.F14])" office:value-type="string" office:string-value="20-24-3360" calcext:value-type="string">
            <text:p>20-24-336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5];&quot;-&quot;;[.E15];&quot;-&quot;;[.F15])" office:value-type="string" office:string-value="21-29-3800" calcext:value-type="string">
            <text:p>21-29-38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6];&quot;-&quot;;[.E16];&quot;-&quot;;[.F16])" office:value-type="string" office:string-value="22-27-4600" calcext:value-type="string">
            <text:p>22-27-46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7];&quot;-&quot;;[.E17];&quot;-&quot;;[.F17])" office:value-type="string" office:string-value="23-31-4200" calcext:value-type="string">
            <text:p>23-31-42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8];&quot;-&quot;;[.E18];&quot;-&quot;;[.F18])" office:value-type="string" office:string-value="24-22-3000" calcext:value-type="string">
            <text:p>24-22-300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table:formula="of:=COM.MICROSOFT.CONCAT([.D19];&quot;-&quot;;[.E19];&quot;-&quot;;[.F19])" office:value-type="string" office:string-value="25-22-3330" calcext:value-type="string">
            <text:p>25-22-3330</text:p>
          </table:table-cell>
          <table:table-cell office:value-type="date" office:date-value="2018-04-21" calcext:value-type="date">
            <text:p>18/04/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330" calcext:value-type="float">
            <text:p>333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Sheet1.A1:Sheet1.V19">
          <table:sort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9:27:26.815163259</meta:creation-date>
    <dc:date>2018-04-21T10:19:34.513446565</dc:date>
    <meta:editing-duration>PT11M26S</meta:editing-duration>
    <meta:editing-cycles>1</meta:editing-cycles>
    <meta:document-statistic meta:table-count="1" meta:cell-count="184" meta:object-count="0"/>
    <meta:generator>LibreOffice/5.4.6.2$Linux_X86_64 LibreOffice_project/40m0$Build-2</meta:generator>
  </office:meta>
</office:document-meta>
</file>